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05a3" officeooo:paragraph-rsid="001705a3"/>
    </style:style>
    <style:style style:name="P2" style:family="paragraph" style:parent-style-name="Standard">
      <style:paragraph-properties fo:text-align="center" style:justify-single-word="false"/>
      <style:text-properties officeooo:rsid="001705a3" officeooo:paragraph-rsid="00170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gham Michaelis</text:p>
      <text:p text:style-name="P1">A00364835</text:p>
      <text:p text:style-name="P1">2 February 2017</text:p>
      <text:p text:style-name="P2">ThreadPool Mandelbrot imple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2:44:37.165234414</meta:creation-date>
    <dc:date>2017-02-02T13:24:53.571839008</dc:date>
    <meta:editing-duration>PT25M6S</meta:editing-duration>
    <meta:editing-cycles>1</meta:editing-cycles>
    <meta:document-statistic meta:table-count="0" meta:image-count="0" meta:object-count="0" meta:page-count="1" meta:paragraph-count="4" meta:word-count="9" meta:character-count="78" meta:non-whitespace-character-count="73"/>
    <meta:generator>LibreOffice/4.3.3.2$Linux_ARM_EABI LibreOffice_project/430m0$Build-2</meta:generator>
  </office:meta>
</office:document-meta>
</file>